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Type:</text:p>
      <text:p text:style-name="P1">Premium Customer</text:p>
      <text:p text:style-name="Standard"/>
      <text:p text:style-name="P2">Access Control:</text:p>
      <text:p text:style-name="P2">No Access!</text:p>
      <text:p text:style-name="Standard"/>
      <text:p text:style-name="P2">Welcome Message:</text:p>
      <text:p text:style-name="P2">Hello Use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9M52S</meta:editing-duration>
    <meta:editing-cycles>8</meta:editing-cycles>
    <dc:date>2025-04-28T06:37:04.755963388</dc:date>
    <meta:keyword>odt template logic conditions php</meta:keyword>
    <dc:coverage>This document demonstrates how to use conditional logic blocks like if, elseif, else, and ifnot inside ODT templates with dynamic content.</dc:coverage>
    <dc:publisher>Walter Dietz</dc:publisher>
    <dc:rights>MIT</dc:rights>
    <dc:source>https://github.com/WaltDietzney/odt-template-engine</dc:source>
    <dc:subject>Demonstrating conditional content rendering</dc:subject>
    <dc:title>Sample 3 - Conditional Logic</dc:title>
    <meta:document-statistic meta:table-count="0" meta:image-count="0" meta:object-count="0" meta:page-count="1" meta:paragraph-count="18" meta:word-count="27" meta:character-count="246" meta:non-whitespace-character-count="236"/>
  </office:meta>
</office:document-meta>
</file>